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55039" officeooo:paragraph-rsid="00055039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seaux S2 Compte Rendu Séance 1 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7T13:37:38.816920990</meta:creation-date>
    <dc:date>2023-01-17T13:40:49.926852544</dc:date>
    <meta:editing-duration>PT3M12S</meta:editing-duration>
    <meta:editing-cycles>1</meta:editing-cycles>
    <meta:document-statistic meta:table-count="0" meta:image-count="0" meta:object-count="0" meta:page-count="1" meta:paragraph-count="1" meta:word-count="6" meta:character-count="33" meta:non-whitespace-character-count="27"/>
    <meta:generator>LibreOffice/6.4.7.2$Linux_X86_64 LibreOffice_project/40$Build-2</meta:generator>
  </office:meta>
</office:document-meta>
</file>